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0f0" officeooo:paragraph-rsid="0011a0f0"/>
    </style:style>
    <style:style style:name="P2" style:family="paragraph" style:parent-style-name="Standard">
      <style:text-properties officeooo:rsid="0011a0f0" officeooo:paragraph-rsid="0011a0f0"/>
    </style:style>
    <style:style style:name="P3" style:family="paragraph" style:parent-style-name="Standard">
      <style:text-properties officeooo:rsid="0011a0f0" officeooo:paragraph-rsid="00135d17"/>
    </style:style>
    <style:style style:name="P4" style:family="paragraph" style:parent-style-name="Standard">
      <style:text-properties officeooo:rsid="0011a0f0" officeooo:paragraph-rsid="00135ee8"/>
    </style:style>
    <style:style style:name="P5" style:family="paragraph" style:parent-style-name="Standard">
      <style:text-properties officeooo:rsid="00135d17" officeooo:paragraph-rsid="00135d17"/>
    </style:style>
    <style:style style:name="P6" style:family="paragraph" style:parent-style-name="Standard">
      <style:text-properties officeooo:rsid="0011a0f0" officeooo:paragraph-rsid="0011a0f0" fo:background-color="#fff200"/>
    </style:style>
    <style:style style:name="P7" style:family="paragraph" style:parent-style-name="Standard">
      <style:text-properties officeooo:rsid="0011a0f0" officeooo:paragraph-rsid="0011a0f0" fo:background-color="transparent"/>
    </style:style>
    <style:style style:name="P8" style:family="paragraph" style:parent-style-name="Standard">
      <style:text-properties officeooo:rsid="0015a2e5" officeooo:paragraph-rsid="0015a2e5" fo:background-color="transparent"/>
    </style:style>
    <style:style style:name="P9" style:family="paragraph" style:parent-style-name="Standard">
      <style:text-properties officeooo:rsid="0018c2b7" officeooo:paragraph-rsid="0018c2b7" fo:background-color="transparent"/>
    </style:style>
    <style:style style:name="T1" style:family="text">
      <style:text-properties officeooo:rsid="00127ec9"/>
    </style:style>
    <style:style style:name="T2" style:family="text">
      <style:text-properties officeooo:rsid="00135d17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35d17" fo:background-color="#fff200" loext:char-shading-value="0"/>
    </style:style>
    <style:style style:name="T6" style:family="text">
      <style:text-properties officeooo:rsid="0013c627" fo:background-color="#fff200" loext:char-shading-value="0"/>
    </style:style>
    <style:style style:name="T7" style:family="text">
      <style:text-properties officeooo:rsid="00141109" fo:background-color="#fff200" loext:char-shading-value="0"/>
    </style:style>
    <style:style style:name="T8" style:family="text">
      <style:text-properties officeooo:rsid="00141109" fo:background-color="#fff200" loext:char-shading-value="0"/>
    </style:style>
    <style:style style:name="T9" style:family="text">
      <style:text-properties officeooo:rsid="0016f588" fo:background-color="#fff200" loext:char-shading-value="0"/>
    </style:style>
    <style:style style:name="T10" style:family="text">
      <style:text-properties officeooo:rsid="0016f588" fo:background-color="#fff200" loext:char-shading-value="0"/>
    </style:style>
    <style:style style:name="T11" style:family="text">
      <style:text-properties officeooo:rsid="00199b91" fo:background-color="#fff200" loext:char-shading-value="0"/>
    </style:style>
    <style:style style:name="T12" style:family="text">
      <style:text-properties officeooo:rsid="00135d17" fo:background-color="#5e8ac7" loext:char-shading-value="0"/>
    </style:style>
    <style:style style:name="T13" style:family="text">
      <style:text-properties fo:background-color="#5e8ac7" loext:char-shading-value="0"/>
    </style:style>
    <style:style style:name="T14" style:family="text">
      <style:text-properties officeooo:rsid="00127ec9" fo:background-color="#5e8ac7" loext:char-shading-value="0"/>
    </style:style>
    <style:style style:name="T15" style:family="text">
      <style:text-properties officeooo:rsid="00135ee8"/>
    </style:style>
    <style:style style:name="T16" style:family="text">
      <style:text-properties fo:background-color="#62a73b" loext:char-shading-value="0"/>
    </style:style>
    <style:style style:name="T17" style:family="text">
      <style:text-properties officeooo:rsid="00135ee8" fo:background-color="#62a73b" loext:char-shading-value="0"/>
    </style:style>
    <style:style style:name="T18" style:family="text">
      <style:text-properties officeooo:rsid="00135d17" fo:background-color="#62a73b" loext:char-shading-value="0"/>
    </style:style>
    <style:style style:name="T19" style:family="text">
      <style:text-properties officeooo:rsid="00199b91" fo:background-color="#62a73b" loext:char-shading-value="0"/>
    </style:style>
    <style:style style:name="T20" style:family="text">
      <style:text-properties officeooo:rsid="0013c627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6f588"/>
    </style:style>
    <style:style style:name="T23" style:family="text">
      <style:text-properties officeooo:rsid="00199b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Stretch : Yellow</text:span><text:tab/><text:tab/><text:tab/><text:tab/><text:span text:style-name="T13">Path: Blue</text:span><text:tab/><text:tab/><text:tab/><text:tab/><text:span text:style-name="T16">Fetch: Green</text:span></text:p>
      <text:p text:style-name="P5"/>
      <text:p text:style-name="P5"/>
      <text:p text:style-name="P1">Top navbar:</text:p>
      <text:p text:style-name="P1"/>
      <text:p text:style-name="P1"><text:tab/>Logo + EzCooking <text:tab/><text:tab/><text:tab/><text:tab/><text:tab/><text:tab/>Home <text:s text:c="3"/>My Recipes <text:s text:c="3"/>Log In/Out</text:p>
      <text:p text:style-name="P1"/>
      <text:p text:style-name="P1"/>
      <text:p text:style-name="P1"/>
      <text:p text:style-name="P1">-Log In <text:span text:style-name="T2">(</text:span><text:span text:style-name="T12">/login</text:span><text:span text:style-name="T2">)</text:span>:</text:p>
      <text:p text:style-name="P1"><text:tab/>-Able to log in</text:p>
      <text:p text:style-name="P1"><text:tab/>-Able to log out</text:p>
      <text:p text:style-name="P1"><text:tab/><text:line-break/>-My Recipes <text:span text:style-name="T2">(</text:span><text:span text:style-name="T12">/myrecipes</text:span><text:span text:style-name="T2">)</text:span>:</text:p>
      <text:p text:style-name="P1"><text:tab/>-Able to store recipes for further use</text:p>
      <text:p text:style-name="P1"><text:tab/>- Display a list of saved/ liked recipes</text:p>
      <text:p text:style-name="P1"/>
      <text:p text:style-name="P6">-Profile:</text:p>
      <text:p text:style-name="P6"><text:span text:style-name="T21"><text:tab/></text:span>-Add profile picture and other user’ <text:span text:style-name="T1">info</text:span></text:p>
      <text:p text:style-name="P7"><text:tab/><text:span text:style-name="T3">-</text:span><text:span text:style-name="T7">Display To Buy list</text:span></text:p>
      <text:p text:style-name="P1"/>
      <text:p text:style-name="P1">-Homepage <text:span text:style-name="T2">(</text:span><text:span text:style-name="T12">/home</text:span><text:span text:style-name="T2">)</text:span>: </text:p>
      <text:p text:style-name="P1"><text:tab/>-Contains the sidebar (left)</text:p>
      <text:p text:style-name="P4"><text:tab/>-Display a type-head component to search all recipes (Default path) </text:p>
      <text:p text:style-name="P4"><text:tab/>-<text:span text:style-name="T22">Display a grid of recipes after search</text:span></text:p>
      <text:p text:style-name="P4"><text:tab/><text:span text:style-name="T4">-</text:span><text:span text:style-name="T10">Pagination </text:span></text:p>
      <text:p text:style-name="P4"><text:span text:style-name="T15"><text:tab/>(</text:span><text:span text:style-name="T17">Fetch all recipes by filter</text:span><text:span text:style-name="T19">(s)</text:span><text:span text:style-name="T15">) =&gt; Use Params</text:span></text:p>
      <text:p text:style-name="P1"/>
      <text:p text:style-name="P1">-<text:span text:style-name="T1">Sidebar Link :</text:span></text:p>
      <text:p text:style-name="P1"><text:tab/>-<text:span text:style-name="T1">Quick Search (</text:span><text:span text:style-name="T14">/default</text:span><text:span text:style-name="T1">)</text:span></text:p>
      <text:p text:style-name="P1"><text:tab/>-<text:span text:style-name="T1">Lunch (</text:span><text:span text:style-name="T14">/lunch</text:span><text:span text:style-name="T1">)</text:span></text:p>
      <text:p text:style-name="P1"><text:tab/>-<text:span text:style-name="T1">Main Course (</text:span><text:span text:style-name="T14">/main</text:span><text:span text:style-name="T1">)</text:span></text:p>
      <text:p text:style-name="P1"><text:tab/>-<text:span text:style-name="T1">Cheap (</text:span><text:span text:style-name="T14">/cheap</text:span><text:span text:style-name="T1">)</text:span></text:p>
      <text:p text:style-name="P1"><text:tab/>-<text:span text:style-name="T1">Vegetarian (</text:span><text:span text:style-name="T14">/vegetarian</text:span><text:span text:style-name="T1">)</text:span></text:p>
      <text:p text:style-name="P1"><text:tab/>-<text:span text:style-name="T1">Vegan (</text:span><text:span text:style-name="T14">/vegan</text:span><text:span text:style-name="T1">)</text:span></text:p>
      <text:p text:style-name="P1"/>
      <text:p text:style-name="P1">-<text:span text:style-name="T1">Recipes (many) display: </text:span></text:p>
      <text:p text:style-name="P1"><text:tab/>-<text:span text:style-name="T2">Display Image</text:span></text:p>
      <text:p text:style-name="P1"><text:tab/>-<text:span text:style-name="T2">Display Title</text:span></text:p>
      <text:p text:style-name="P1"><text:tab/>-<text:span text:style-name="T2">Display prep tim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-<text:span text:style-name="T2">Recipe (single) detail (</text:span><text:span text:style-name="T18">Fetch one recipe by Id</text:span><text:span text:style-name="T2">): </text:span></text:p>
      <text:p text:style-name="P3"><text:tab/>-<text:span text:style-name="T2">Display Image</text:span></text:p>
      <text:p text:style-name="P3"><text:tab/>-<text:span text:style-name="T2">Display Title</text:span></text:p>
      <text:p text:style-name="P3"><text:tab/>-<text:span text:style-name="T2">Display prep time</text:span></text:p>
      <text:p text:style-name="P3"><text:tab/>-<text:span text:style-name="T20">Display Ingredient List</text:span></text:p>
      <text:p text:style-name="P3"><text:tab/>-<text:span text:style-name="T2">Display 1 $ for cheap meal and $$ for not cheap</text:span></text:p>
      <text:p text:style-name="P3"><text:tab/>-<text:span text:style-name="T2">Display [vegetarian logo] if vegetarian</text:span></text:p>
      <text:p text:style-name="P3"><text:tab/>-<text:span text:style-name="T2">Display [vegan logo] if vegan</text:span></text:p>
      <text:p text:style-name="P3"><text:tab/>-<text:span text:style-name="T2">Display Wine pairings suggestions</text:span></text:p>
      <text:p text:style-name="P3"><text:tab/>-<text:span text:style-name="T20">Display an explanation of all the logo/icons used</text:span></text:p>
      <text:p text:style-name="P3"><text:tab/><text:span text:style-name="T4">-</text:span><text:span text:style-name="T8">Add ingredients to To Buy list</text:span></text:p>
      <text:p text:style-name="P3"><text:tab/><text:span text:style-name="T4">-</text:span><text:span text:style-name="T5">User Comments</text:span></text:p>
      <text:p text:style-name="P3"><text:tab/><text:span text:style-name="T4">-</text:span><text:span text:style-name="T5">Add comment </text:span><text:span text:style-name="T6">and rating if </text:span><text:span text:style-name="T5">Log</text:span><text:span text:style-name="T6">ged</text:span><text:span text:style-name="T5"> In</text:span></text:p>
      <text:p text:style-name="P3"><text:span text:style-name="T5"/></text:p>
      <text:p text:style-name="P8"><text:span text:style-name="T2">G</text:span>lobal: </text:p>
      <text:p text:style-name="P8"><text:tab/>-CSS reset Sheet</text:p>
      <text:p text:style-name="P8"><text:tab/>-Color Set</text:p>
      <text:p text:style-name="P8"/>
      <text:p text:style-name="P8">Others:</text:p>
      <text:p text:style-name="P8"><text:tab/>-Mobile/ <text:span text:style-name="T23">Desktop responsiveness</text:span></text:p>
      <text:p text:style-name="P8"><text:tab/>-<text:span text:style-name="T22">Using reducers or Context????</text:span></text:p>
      <text:p text:style-name="P8"/>
      <text:p text:style-name="P8"/>
      <text:p text:style-name="P9">Step-by-step:</text:p>
      <text:p text:style-name="P9"/>
      <text:p text:style-name="P9"><text:tab/>-Set up API Call</text:p>
      <text:p text:style-name="P9"><text:tab/>-Implement My Favori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5:23:33.286868441</meta:creation-date>
    <dc:date>2020-12-01T14:17:50.671890616</dc:date>
    <meta:editing-duration>PT12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205" meta:character-count="1343" meta:non-whitespace-character-count="1124"/>
  </office:meta>
</office:document-meta>
</file>